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completed DriverPass system should be able to perform the following functions:</text:p>
      <text:p text:style-name="Standard"/>
      <text:p text:style-name="Standard">1. **User Registration and Management:**</text:p>
      <text:p text:style-name="Standard"><text:s text:c="3"/>- Allow users to register with their personal information.</text:p>
      <text:p text:style-name="Standard"><text:s text:c="3"/>- Store user data securely.</text:p>
      <text:p text:style-name="Standard"><text:s text:c="3"/>- Enable users to reset their passwords if forgotten.</text:p>
      <text:p text:style-name="Standard"/>
      <text:p text:style-name="Standard">2. **Driving Lesson Reservations:**</text:p>
      <text:p text:style-name="Standard"><text:s text:c="3"/>- Allow users (students) to schedule driving lessons.</text:p>
      <text:p text:style-name="Standard"><text:s text:c="3"/>- Provide options for selecting the desired package (e.g., Package One, Package Two, Package Three).</text:p>
      <text:p text:style-name="Standard"><text:s text:c="3"/>- Assign available drivers and cars to scheduled lessons.</text:p>
      <text:p text:style-name="Standard"><text:s text:c="3"/>- Track reservations, modifications, and cancellations.</text:p>
      <text:p text:style-name="Standard"/>
      <text:p text:style-name="Standard">3. **User Roles and Permissions:**</text:p>
      <text:p text:style-name="Standard"><text:s text:c="3"/>- Define roles (e.g., administrator, IT officer, secretary, student, driver) with specific permissions.</text:p>
      <text:p text:style-name="Standard"><text:s text:c="3"/>- Administer access control for various system functionalities.</text:p>
      <text:p text:style-name="Standard"/>
      <text:p text:style-name="Standard">4. **Data Accessibility:**</text:p>
      <text:p text:style-name="Standard"><text:s text:c="3"/>- Ensure data can be accessed online and offline.</text:p>
      <text:p text:style-name="Standard"><text:s text:c="3"/>- Synchronize data to prevent duplication and maintain consistency.</text:p>
      <text:p text:style-name="Standard"/>
      <text:p text:style-name="Standard">5. **Security and Authentication:**</text:p>
      <text:p text:style-name="Standard"><text:s text:c="3"/>- Implement user authentication and authorization mechanisms.</text:p>
      <text:p text:style-name="Standard"><text:s text:c="3"/>- Safeguard sensitive user data, including credit card information.</text:p>
      <text:p text:style-name="Standard"/>
      <text:p text:style-name="Standard">6. **Activity Tracking and Reporting:**</text:p>
      <text:p text:style-name="Standard"><text:s text:c="3"/>- Log and track user activities, such as reservations, cancellations, and modifications.</text:p>
      <text:p text:style-name="Standard"><text:s text:c="3"/>- Generate activity reports to identify responsible users.</text:p>
      <text:p text:style-name="Standard"/>
      <text:p text:style-name="Standard">7. **Compliance with DMV Regulations:**</text:p>
      <text:p text:style-name="Standard"><text:s text:c="3"/>- Establish a connection with the DMV to receive updates on rules, policies, and sample questions.</text:p>
      <text:p text:style-name="Standard"><text:s text:c="3"/>- Ensure that training materials and practices align with DMV requirements.</text:p>
      <text:p text:style-name="Standard"/>
      <text:p text:style-name="Standard">8. **Cloud-Based System:**</text:p>
      <text:p text:style-name="Standard"><text:s text:c="3"/>- Host the system on the cloud for scalability, reliability, and easy maintenance.</text:p>
      <text:p text:style-name="Standard"><text:s text:c="3"/>- Manage backups and security in the cloud environment.</text:p>
      <text:p text:style-name="Standard"/>
      <text:p text:style-name="Standard">9. **User-Friendly Interface:**</text:p>
      <text:p text:style-name="Standard"><text:s text:c="3"/>- Design an intuitive and visually appealing user interface (UI).</text:p>
      <text:p text:style-name="Standard"><text:s text:c="3"/>- Include features like test progress tracking and driver notes.</text:p>
      <text:p text:style-name="Standard"/>
      <text:p text:style-name="Standard">10. **Flexibility for Package Customization:**</text:p>
      <text:p text:style-name="Standard"><text:s text:c="4"/>- Allow for the customization of driving lesson packages as per client's requirements.</text:p>
      <text:p text:style-name="Standard"/>
      <text:p text:style-name="Standard">To achieve these goals, the system design should include the following measurable tasks:</text:p>
      <text:p text:style-name="Standard"/>
      <text:p text:style-name="Standard">1. **System Requirements Specification:**</text:p>
      <text:p text:style-name="Standard"><text:s text:c="3"/>- Document detailed system requirements based on client interviews and needs.</text:p>
      <text:p text:style-name="Standard"><text:soft-page-break/></text:p>
      <text:p text:style-name="Standard">2. **Database Design and Implementation:**</text:p>
      <text:p text:style-name="Standard"><text:s text:c="3"/>- Design the database schema to store user data, reservations, and other relevant information.</text:p>
      <text:p text:style-name="Standard"><text:s text:c="3"/>- Implement the database structure and ensure data integrity.</text:p>
      <text:p text:style-name="Standard"/>
      <text:p text:style-name="Standard">3. **User Registration Module:**</text:p>
      <text:p text:style-name="Standard"><text:s text:c="3"/>- Develop a user registration module that collects and stores user information securely.</text:p>
      <text:p text:style-name="Standard"><text:s text:c="3"/>- Implement password reset functionality.</text:p>
      <text:p text:style-name="Standard"/>
      <text:p text:style-name="Standard">4. **Driving Lesson Reservation Module:**</text:p>
      <text:p text:style-name="Standard"><text:s text:c="3"/>- Create a module that allows users to schedule, modify, and cancel driving lessons.</text:p>
      <text:p text:style-name="Standard"><text:s text:c="3"/>- Implement the assignment of drivers and cars to lessons.</text:p>
      <text:p text:style-name="Standard"/>
      <text:p text:style-name="Standard">5. **Role-Based Access Control:**</text:p>
      <text:p text:style-name="Standard"><text:s text:c="3"/>- Define user roles and permissions.</text:p>
      <text:p text:style-name="Standard"><text:s text:c="3"/>- Implement access control mechanisms based on user roles.</text:p>
      <text:p text:style-name="Standard"/>
      <text:p text:style-name="Standard">6. **Data Synchronization and Offline Access:**</text:p>
      <text:p text:style-name="Standard"><text:s text:c="3"/>- Design data synchronization processes to ensure data consistency across online and offline modes.</text:p>
      <text:p text:style-name="Standard"/>
      <text:p text:style-name="Standard">7. **Security and Authentication System:**</text:p>
      <text:p text:style-name="Standard"><text:s text:c="3"/>- Implement user authentication and authorization methods.</text:p>
      <text:p text:style-name="Standard"><text:s text:c="3"/>- Ensure the encryption of sensitive data.</text:p>
      <text:p text:style-name="Standard"/>
      <text:p text:style-name="Standard">8. **Activity Logging and Reporting:**</text:p>
      <text:p text:style-name="Standard"><text:s text:c="3"/>- Develop an activity logging system.</text:p>
      <text:p text:style-name="Standard"><text:s text:c="3"/>- Create reports for tracking user activities.</text:p>
      <text:p text:style-name="Standard"/>
      <text:p text:style-name="Standard">9. **DMV Compliance Integration:**</text:p>
      <text:p text:style-name="Standard"><text:s text:c="3"/>- Establish a connection with the DMV for updates and notifications.</text:p>
      <text:p text:style-name="Standard"><text:s text:c="3"/>- Implement mechanisms to incorporate DMV-mandated changes.</text:p>
      <text:p text:style-name="Standard"/>
      <text:p text:style-name="Standard">10. **Cloud Hosting and Backup:**</text:p>
      <text:p text:style-name="Standard"><text:s text:c="4"/>- Deploy the system on a cloud platform.</text:p>
      <text:p text:style-name="Standard"><text:s text:c="4"/>- Set up automated backup and security measures.</text:p>
      <text:p text:style-name="Standard"/>
      <text:p text:style-name="Standard">11. **User Interface Development:**</text:p>
      <text:p text:style-name="Standard"><text:s text:c="4"/>- Design and develop a user-friendly interface as per client specifications.</text:p>
      <text:p text:style-name="Standard"/>
      <text:p text:style-name="Standard">12. **Package Customization Module:**</text:p>
      <text:p text:style-name="Standard"><text:s text:c="4"/>- Create a module to customize driving lesson packages.</text:p>
      <text:p text:style-name="Standard"/>
      <text:p text:style-name="Standard">13. **Testing and Quality Assurance:**</text:p>
      <text:p text:style-name="Standard"><text:s text:c="4"/>- Conduct comprehensive testing to ensure system functionality, security, and user experience.</text:p>
      <text:p text:style-name="Standard"/>
      <text:p text:style-name="Standard">14. **System Deployment:**</text:p>
      <text:p text:style-name="Standard"><text:s text:c="4"/>- Deploy the system on the cloud and configure it for production use.</text:p>
      <text:p text:style-name="Standard"/>
      <text:p text:style-name="Standard">15. **Client Training and Handover:**</text:p>
      <text:p text:style-name="Standard"><text:soft-page-break/><text:s text:c="4"/>- Provide training to the client's team for system usage.</text:p>
      <text:p text:style-name="Standard"><text:s text:c="4"/>- Hand over the completed system to the client.</text:p>
      <text:p text:style-name="Standard"/>
      <text:p text:style-name="Standard">16. **Documentation and Support:**</text:p>
      <text:p text:style-name="Standard"><text:s text:c="4"/>- Prepare user documentation.</text:p>
      <text:p text:style-name="Standard"><text:s text:c="4"/>- Provide ongoing technical support as needed.</text:p>
      <text:p text:style-name="Standard"/>
      <text:p text:style-name="Standard">These measurable tasks will guide the development and implementation of the DriverPass system, ensuring that it meets the client's requirements and delivers the desired functionalit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10:46:04.412307326</meta:creation-date>
    <dc:date>2023-09-01T10:49:15.752033723</dc:date>
    <meta:editing-duration>PT3M12S</meta:editing-duration>
    <meta:editing-cycles>1</meta:editing-cycles>
    <meta:document-statistic meta:table-count="0" meta:image-count="0" meta:object-count="0" meta:page-count="3" meta:paragraph-count="77" meta:word-count="623" meta:character-count="4500" meta:non-whitespace-character-count="3799"/>
    <meta:generator>LibreOffice/7.3.7.2$Linux_X86_64 LibreOffice_project/30$Build-2</meta:generator>
  </office:meta>
</office:document-meta>
</file>